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5cm" svg:height="4.75cm" svg:x="6cm" svg:y="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6cm" svg:y="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6cm" svg:y="10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6cm" svg:y="10cm">
          <text:p text:style-name="P1">c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5.75cm" svg:height="4.75cm" svg:x="6cm" svg:y="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6cm" svg:y="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6cm" svg:y="10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6cm" svg:y="10cm">
          <text:p text:style-name="P1">c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927cm" svg:height="0.962cm" svg:x="7.25cm" svg:y="1.5cm">
          <draw:text-box>
            <text:p>Mikroøkonomi oppbygging</text:p>
          </draw:text-box>
        </draw:frame>
      </draw:page>
      <draw:page draw:name="page3" draw:style-name="dp1" draw:master-page-name="Default">
        <draw:frame draw:style-name="gr2" draw:text-style-name="P2" draw:layer="layout" svg:width="4.414cm" svg:height="0.962cm" svg:x="8.336cm" svg:y="1.288cm">
          <draw:text-box>
            <text:p>Markedskryss</text:p>
          </draw:text-box>
        </draw:frame>
      </draw:page>
      <draw:page draw:name="page4" draw:style-name="dp1" draw:master-page-name="Default"/>
      <draw:page draw:name="page5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8-16T12:10:43.046416109</dc:date>
    <meta:editing-duration>PT13M8S</meta:editing-duration>
    <meta:editing-cycles>4</meta:editing-cycles>
    <meta:generator>LibreOffice/7.3.3.2$Linux_X86_64 LibreOffice_project/30$Build-2</meta:generator>
    <meta:document-statistic meta:object-count="10"/>
  </office:meta>
</office:document-meta>
</file>